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ConstructorOptionalCollectionBean.SingleConstructorOptionalCollectionBean( ITestBean testBean , @ Autowired ( required = false ) List &lt; NestedTestBean &gt; nestedTest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MethodInjectionBeanWithVariables.setIntegerRepositoryArray( Repository &lt; I &gt; [ ] integerRepository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Callable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MethodInjectionBeanWithVariables.setIntegerRepositoryMap( Map &lt; String , Repository &lt; I &gt; &gt; integerRepository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bridgeMethodHand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ructorResourceInjectionBean.getNested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genericsBasedMethodInjectionWithSubstituted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utowiredAnnotationBeanPostProcessorTests.methodInjectionWithMapAndNo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wiredAnnotationBeanPostProcessorTests.constructorResourceInjectionWithMultiple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notatedDefaultConstructorBean.AnnotatedDefaultConstructo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pConstructorInjectionBean.getTestBea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Interface2Bean.doSomethingMoreGeneric( K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MethodInjectionBean.setStringArray( String [ ] string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AnnotationRequiredMethodResource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ResourceInjectionBean.getTestBea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testBeanQualifier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utowiredAnnotationBeanPostProcessorTests.constructorResourceInjectionWithSingletonRemo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utowiredAnnotationBeanPostProcessorTests.constructorResourceInjectionWithBeanDefinitionRemo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utowiredAnnotationBeanPostProcessorTests.customAnnotationRequiredMethodResourceInjectionFailsWhenNoDependency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utowiredAnnotationBeanPostProcessorTests.constructorInjectionWithPlainSetAs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ositoryMethodInjectionBean.setIntegerList( List &lt; Integer &gt; integer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customAnnotationOptionalFieldResourceInjectionWhenNoDependency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bjectProviderInjectionBean.consumeOptional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dAnnotationBeanPostProcessorTests.constructorResourceInjectionWithMultipleCandidatesAndF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owiredAnnotationBeanPostProcessorTests.constructorResourceInjectionWithNullFrom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positoryMethodInjectionBeanWithVariables.setStringRepositoryList( List &lt; Repository &lt; S &gt; &gt; stringRepository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Method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MethodInjectionBeanWithVariables.setIntegerList( List &lt; I &gt; integer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njectionBean.getTestBea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genericsBasedFieldInjectionWithSubstituted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utowiredAnnotationBeanPostProcessorTests.genericsBasedConstructorInjectionWithNonGeneric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utowiredAnnotationBeanPostProcessorTests.customAnnotationRequiredFieldResourceInjectionFailsWhenNoDependency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utowiredAnnotationBeanPostProcessorTests.genericsBasedFieldInjectionWithQual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ObjectFactoryConstructorInjectionBean.ObjectFactoryConstructorInjectionBean( ObjectFactory &lt; TestBean &gt; test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CollectionResourceInjectionBean.getTestBea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fInjecting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edNestedTestBean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roviderInjectionBean.getTest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beanAutowiredWith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utowiredAnnotationBeanPostProcessorTests.customAnnotationRequiredFieldResourceInjectionFailsWhenMultipleDependencies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utowiredAnnotationBeanPostProcessorTests.objectProviderInjectionWithSingletonTar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positoryMethodInjectionBean.setIntegerRepositoryMap( Map &lt; String , Repository &lt; Integer &gt; &gt; integerRepository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urceInjectionBean.ConstructorResourceInjectionBean( @ Autowired ( required = false ) ITestBean testBean4 , @ Autowired ( required = false ) NestedTestBean nestedTestBean ,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Interface1Impl.createEra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roviderInjectionBean.stream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WithoutFallbackBean.getTestBea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urceInjectionBean.getTestBea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objectProviderInjectionWithTargetPrima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utowiredAnnotationBeanPostProcessorTests.singleConstructorInjectionWithMultipleCandidatesAsRequiredVar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sitoryMethodInjectionBeanWithVariables.setStringRepository( Repository &lt; S &gt; string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MethodInjectionBean.setIntegerMap( Map &lt; String , Integer &gt; integ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resourc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utowiredAnnotationBeanPostProcessorTests.objectProviderInjectionWithProto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ooBar.setObj( MyCallable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roviderInjectionBean.iterateTestBea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towiredAnnotationBeanPostProcessorTests.annotationOrderedResourc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lfInjecting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roviderInjectionBean.getOptionalTestBeanWith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onstructorVararg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genericsBasedConstructorInjectionWithNonTyped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ObjectProviderInjectionBean.getUnique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ResourceInjectionBean.ConstructorsResourceInjectionBean( ITestBean testBean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ConstructorInjectionBean.MapConstructorInjectionBean( Map &lt; String , TestBean &gt; testBean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injectDefault( ITestBean testBean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genericsBasedConstructorInjectionWithMixedTar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structorsResourceInjectionBean.ConstructorsResourceInjection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MethodInjectionBean.setStringRepositoryArray( Repository &lt; String &gt; [ ] stringRepository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constructorResourceInjectionWithMultipleCandidatesAndDefaultF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MethodInjectionBean.setIntegerRepositoryArray( Repository &lt; Integer &gt; [ ] integerRepository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Control.createMock( Class &lt; T &gt; toMo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fInjectingFactoryBean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AnnotationOptionalFieldResourceInjectionBean.getTestBea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urceInjectionBean.ConstructorResourceInjectionBean( ITestBean testBean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MethodInjectionBean.setInteger( Integer 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genericsBasedMethod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utowiredAnnotationBeanPostProcessorTests.genericsBasedFieldInjectionWithSimpleMatchAndMockit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positoryMethodInjectionBean.setStringMap( Map &lt; String , String &gt; string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denExtendedResourceInjectionBean.setTestBean2( TestBean testBea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genericsBasedFieldInjectionWithMock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AutowiredAnnotationBeanPostProcessorTests.objectFactoryField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ructorsCollectionResourceInjectionBean.getNested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urceInjectionBean.getTestBean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MethodInjectionBeanWithVariables.setIntegerRepository( Repository &lt; I &gt; integer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FactoryMethods.create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CollectionResourceInjectionBean.ConstructorsCollectionResourceInjection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llectionFactoryMethods.testBea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llyGenericInterface2Impl.doSomethingMoreGeneric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objectProviderInjectionWithTargetNotUniq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utowiredAnnotationBeanPostProcessorTests.orderedCollectionResourc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pository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objectProviderInjectionWithTargetNot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utowiredAnnotationBeanPostProcessorTests.singleConstructorInjectionWithEmpty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ctoryBeanDependentBean.get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singleConstructorInjectionWithMultipleCandidatesAsRequired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ptionalCollectionResourceInjectionBean.getNested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MethodInjectionBean.setIntegerRepository( Repository &lt; Integer &gt; integer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self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wiredAnnotationBeanPostProcessorTests.incomplete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ructorsResourceInjectionBean.ConstructorsResourceInjectionBean( ITestBean testBean4 , NestedTestBean [ ] nestedTest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dAnnotationBeanPostProcessorTests.constructorResourc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ingleConstructorOptionalCollectionBean.getNested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singleConstructorInjectionWithMultipleCandidatesAsOrdered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nPublicResourceInjectionBean.NonPublicResourceInjection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ptionalCollectionResourceInjectionBean.getTestBean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ResourceInjectionBean.getTestBean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MethodInjectionBean.setStringRepository( Repository &lt; String &gt; string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constructorInjectionWithPlainHashMapAs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utowiredAnnotationBeanPostProcessorTests.optionalCollectionResourc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positoryMethodInjectionBean.setStringRepositoryMap( Map &lt; String , Repository &lt; String &gt; &gt; stringRepository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NestedTestBean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Interface2Impl.doSomethingMoreGeneric( String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optionalResourceInjectionWithSingletonRemo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SetConstructorInjectionBean.getTestBea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Constructor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genericsBasedFactoryBeanInjectionWithSingletonB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utowiredAnnotationBeanPostProcessorTests.customAnnotationOptionalMethodResourc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sitoryMethodInjectionBeanWithVariables.setIntegerRepositoryList( List &lt; Repository &lt; I &gt; &gt; integerRepository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objectFactoryQualifier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utowiredAnnotationBeanPostProcessorTests.annotated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dAnnotationBeanPostProcessorTests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FactoryMethods.testBea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AnnotationOptionalMethodResourceInjectionBean.setTestBean3( TestBean testBean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CollectionResourceInjectionBean.ConstructorsCollectionResourceInjectionBean( ITestBean testBean3 , ITestBean testBean4 , NestedTestBean nested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GenericInterface2Impl.doSomethingMoreGeneric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PublicResourceInjectionBean.inject( ITestBean testBean4 , T nested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dAnnotationBeanPostProcessorTests.constructorInjectionWithCustomSetAs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utowiredAnnotationBeanPostProcessorTests.genericsBasedInjectionIntoUnresolvedType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utowiredAnnotationBeanPostProcessorTests.objectFactoryInjectionIntoPrototyp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utowiredAnnotationBeanPostProcessorTests.constructorInjectionWithTypedMapAs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ngleConstructorRequiredColl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ResourceInjectionBean.setTestBean2( TestBean testBea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MethodInjectionBeanWithVariables.setIntegerMap( Map &lt; String , I &gt; integ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declaredOn( Function &lt; InjectionPoint , Class &lt; ? &gt; &gt; declaringClassExtractor , Class &lt; ? &gt;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genericsBasedField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utowiredAnnotationBeanPostProcessorTests.customAnnotationOptionalMethodResourceInjectionWhenNoDependency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utowiredAnnotationBeanPostProcessorTests.fieldInjectionWit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utowiredAnnotationBeanPostProcessorTests.optionalResourc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utowiredAnnotationBeanPostProcessorTests.objectFactoryQualifierProvider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utowiredAnnotationBeanPostProcessorTests.genericsBasedFactoryBeanInjectionWithBeanDefin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FieldInjectionBean.getTestBea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singleConstructorInjectionWithNull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structorsResourceInjectionBean.getTestBean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singleConstructorInjectionWithMissing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utowiredAnnotationBeanPostProcessorTests.genericsBasedInjectionIntoTypeVariableSelectingBestMatchAgainstFactoryMethodSign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utowiredAnnotationBeanPostProcessorTests.singleConstructorWithProvided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wiredAnnotationBeanPostProcess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ProviderInjectionBean.forEach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utowiredAnnotationBeanPostProcessorTests.constructorResourceInjectionWithMultipleCandidatesAsOrdered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sitoryMethodInjectionBean.setStringRepositoryList( List &lt; Repository &lt; String &gt; &gt; stringRepository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customAnnotationRequiredMethodResourceInjectionFailsWhenMultipleDependencies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icInterface1Impl.createPl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methodInjectionWithMapAndMultiple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ProviderInjectionBean.sorted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MapConstructorInjectionBean.getTestBea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ResourceInjectionBean.ConstructorsResourceInjectionBean( NestedTestBean nested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selfReferenceCollectionWithO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nPublicResourceInjectionBean.getTestBea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MethodInjectionBean.setTestBeanMap( TestBean testBean , Map &lt; String , TestBean &gt; testBean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dAnnotationBeanPostProcessorTests.constructorResourceInjectionWithNullFrom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QualifiedMapConstructorInjectionBean.getTestBea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methodInjectionWit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enericInterface1Impl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Field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urceInjectionBean.ConstructorResourceInjection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urceInjectionBean.setTestBean2( TestBean testBea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CollectionResourceInjectionBean.inject( ITestBean testBean4 , List &lt; NestedTestBean &gt; nestedTestBeans , IndexedTestBean indexed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tionalResourceInjectionBean.getTestBea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Interface2Bean.setBea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genericsBasedInjectionIntoMatchingType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utowiredAnnotationBeanPostProcessorTests.createMockitoMock( Class &lt; T &gt; classTo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customAnnotationOptionalFieldResourc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sitoryMethodInjectionBean.setIntegerRepositoryList( List &lt; Repository &lt; Integer &gt; &gt; integerRepository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genericsBasedConstructor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utowiredAnnotationBeanPostProcessorTests.selfReferenceWithO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utowiredAnnotationBeanPostProcessorTests.extendedResourceInjectionWithSkippedOverridden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ultiGenericFieldInjec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MethodInjectionBean.setStr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constructorInjectionWithPlainMapAs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utowiredAnnotationBeanPostProcessorTests.optionalResourceInjectionWithBeanDefinitionRemo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ConstructorsCollectionResourceInjectionBean.getTestBean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urceInjectionBean.ConstructorResourceInjectionBean( ITestBean testBean3 , ITestBean testBean4 , NestedTestBean nested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CollectionResourceInjectionBean.ConstructorsCollectionResourceInjectionBean( NestedTestBean nested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MethodInjectionBean.setIntegerArray( Integer [ ] integer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constructorInjectionWithTypedSetAs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ngleConstructorVarargBean.SingleConstructorVarargBean( ITestBean testBean , NestedTestBean ... nestedTest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dAnnotationBeanPostProcessorTests.objectProviderInjectionWithUnresolvedOrdered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positoryMethodInjectionBeanWithVariables.setIntegerArray( I [ ] integer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thodResourceInjectionBean.markSubIn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optionalCollectionResourceInjectionWithSingl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positoryMethodInjectionBeanWithVariables.setStringArray( S [ ] string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ResourceInjectionBean.inject( ITestBean testBean4 , NestedTestBean [ ] nestedTestBeans , IndexedTestBean indexed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utowiredAnnotationBeanPostProcessorTests.objectFactorySer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utowiredAnnotationBeanPostProcessorTests.extendedResourceInjectionWithDestru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pository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extendedResourceInjectionWithOverri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nPublicResourceInjectionBean.setTestBean2( TestBean testBea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CollectionResourceInjectionBean.getIndexed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setObj( R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wiredAnnotationBeanPostProcessorTests.singleConstructorInjectionWithEmptyCollectionA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tionalCollectionResourceInjectionBean.getTestBea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dArgumentBean.ProvidedArgumentBea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MethodInjectionBeanWithVariables.setString( S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circularTyp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owiredAnnotationBeanPostProcessorTests.constructorInjectionWit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ullNestedTestBean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roviderInjectionBean.getOptional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MethodInjectionBeanWithVariables.setStringList( List &lt; S &gt; string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PublicResourceInjectionBean.ini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CollectionResourceInjectionBean.ConstructorsCollectionResourceInjectionBean( ITestBean testBean4 , List &lt; NestedTestBean &gt; nestedTest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dAnnotationBeanPostProcessorTests.genericsBasedConstructorInjectionWithMixedTargetsIncludingNon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structorsCollectionResourceInjectionBean.ConstructorsCollectionResourceInjectionBean( ITestBean testBean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extendedResourceInjectionWithDefaul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utowiredAnnotationBeanPostProcessorTests.customAnnotationRequiredFieldResourc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ullFactoryMethods.createNested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AnnotationOptionalMethodResourceInjectionBean.getTestBea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onstructorRequiredCollectionBean.SingleConstructorRequiredCollectionBean( ITestBean testBean , List &lt; NestedTestBean &gt; nestedTest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dAnnotationBeanPostProcessorTests.objectFactoryConstructor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nPublicResourceInjectionBean.inject( ITestBean testBean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ResourceInjectionBean.getIndexed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methodParameterDeclaredOn( Class &lt; ? &gt;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utowiredAnnotationBeanPostProcessorTests.methodInjectionWithMapAndMultipleMatchesButOnlyOneAutowire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stomSetConstructorInjectionBean.getTestBea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Qualifier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customAnnotationRequiredMethodResourc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structorResourceInjectionBean.ConstructorResourceInjectionBean( NestedTestBean nested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MapConstructorInjectionBean.QualifiedMapConstructorInjectionBean( @ Qualifier ( "myTestBeanMap" ) Map &lt; String , TestBean &gt; testBean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CollectionResourceInjectionBean.setTestBean2( TestBean testBea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PublicResourceInjectionBean.get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customAnnotationOptionalMethodResourceInjectionWhenMultipleDependencies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utowiredAnnotationBeanPostProcessorTests.optionalResourceInjectionWithIncomplete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sitoryMethodInjectionBeanWithVariables.setStringMap( Map &lt; String , S &gt; string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njectionBean.setTestBean2( TestBean testBean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wiredAnnotationBeanPostProcessorTests.genericsBasedFieldInjectionWithSimple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structorsResourceInjectionBean.ConstructorsResourceInjectionBean( ITestBean testBean3 , ITestBean testBean4 , NestedTestBean nested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thodResourceInjectionBean.ini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orderedResourc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utowiredAnnotationBeanPostProcessorTests.selfReference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Callable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structorInjectionBean.RepositoryConstructorInjectionBean( Repository &lt; String &gt; stringRepository , Repository &lt; Integer &gt; integerRepository , Repository &lt; String &gt; [ ] stringRepositoryArray , Repository &lt; Integer &gt; [ ] integerRepositoryArray , List &lt; Repository &lt; String &gt; &gt; stringRepositoryList , List &lt; Repository &lt; Integer &gt; &gt; integerRepositoryList , Map &lt; String , Repository &lt; String &gt; &gt; stringRepositoryMap , Map &lt; String , Repository &lt; Integer &gt; &gt; integerRepository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sitoryMethodInjectionBeanWithVariables.setStringRepositoryArray( Repository &lt; S &gt; [ ] stringRepository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constructorResourceInjectionWithNoCandidatesAndNoF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MethodInjectionBeanWithVariables.setStringRepositoryMap( Map &lt; String , Repository &lt; S &gt; &gt; stringRepository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constructorResourceInjectionWithMultipleOrdered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BeanFactory.newTestBea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genericsBasedInjectionWithBeanDefinitionTargetResolv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nericInterface1Impl.doSomethingGeneric( 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onstructorOptionalColl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thodResourceInjectionBean.setTestBean2( TestBean testBea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singleConstructorInjectionWithEmptyVar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stomCollectionFactoryMethods.testBea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nPublicResourceInjectionBean.getNested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rovider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genericsBasedInjectionIntoTypeVariableSelectingBes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stomAnnotationRequiredMethodResourceInjectionBean.setTestBean( TestBean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constructorResourceInjectionWithMultipleCandidatesAs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structorResourceInjectionBean.get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CollectionResourceInjectionBean.setNestedTestBeans( List &lt; NestedTestBean &gt; nestedTest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denExtendedResourceInjectionBean.inject( ITestBean testBean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ResourceInjectionBean.getNested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constructorInjectionWithCustomMapAs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utowiredAnnotationBeanPostProcessorTests.constructorResourceInjectionWithCollectionAndNullFrom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bjectProviderInjectionBean.getUniqueTestBeanWith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roviderInjectionBean.consumeUnique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MethodInjectionBean.getTestBea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AnnotationRequiredFieldResource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optionalResourceInjectionWithNo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BeanFactory.newTestBea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customAnnotationOptionalFieldResourceInjectionWhenMultipleDependencies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structorsResourceInjectionBean.getNested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PublicResourceInjectionBean.getTestBean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genericsBasedFieldInjectionWithSimpleMatchAndM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positoryMethodInjectionBeanWithVariables.setInteger( I 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annotationOrderedCollectionResourc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nstructorWithoutFallbackBean.ConstructorWithoutFallbackBean( ITestBean testBean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CollectionFactoryMethods.testBea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ngleConstructorVarargBean.getNested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denExtendedResourceInjectionBean.ini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extendedResourc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positoryMethodInjectionBean.setStringList( List &lt; String &gt; string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NestedTestBean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edNestedTestBean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MapConstructorInjectionBean.CustomMapConstructorInjectionBean( CustomMap &lt; String , TestBean &gt; testBean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factoryBeanSelfInjectionVia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SetConstructorInjectionBean.CustomSetConstructorInjectionBean( CustomSet &lt; TestBean &gt; testBea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ConstructorInjectionBean.SetConstructorInjectionBean( Set &lt; TestBean &gt; testBea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factoryBeanSelf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fInjecting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PostProcessorTests.fieldDeclaredOn( Class &lt; ? &gt;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ConstructorRequiredCollectionBean.getNested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xtendedResourceInjectionBea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